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5456e" officeooo:paragraph-rsid="0005456e" style:font-size-asian="18pt" style:font-size-complex="18pt"/>
    </style:style>
    <style:style style:name="P2" style:family="paragraph" style:parent-style-name="Standard">
      <style:text-properties fo:font-size="15pt" officeooo:rsid="0005456e" officeooo:paragraph-rsid="0005456e" style:font-size-asian="15pt" style:font-size-complex="15pt"/>
    </style:style>
    <style:style style:name="P3" style:family="paragraph" style:parent-style-name="Standard">
      <style:text-properties fo:font-size="15pt" officeooo:rsid="0005456e" officeooo:paragraph-rsid="000bd00a" style:font-size-asian="15pt" style:font-size-complex="15pt"/>
    </style:style>
    <style:style style:name="P4" style:family="paragraph" style:parent-style-name="Standard">
      <style:text-properties fo:font-size="15pt" officeooo:rsid="0008dbb3" officeooo:paragraph-rsid="00107fea" style:font-size-asian="15pt" style:font-size-complex="15pt"/>
    </style:style>
    <style:style style:name="P5" style:family="paragraph" style:parent-style-name="Standard">
      <style:text-properties fo:font-size="15pt" officeooo:rsid="0008dbb3" officeooo:paragraph-rsid="0008dbb3" style:font-size-asian="15pt" style:font-size-complex="15pt"/>
    </style:style>
    <style:style style:name="P6" style:family="paragraph" style:parent-style-name="Standard">
      <style:text-properties fo:font-size="15pt" officeooo:rsid="000bd00a" officeooo:paragraph-rsid="00107fea" style:font-size-asian="15pt" style:font-size-complex="15pt"/>
    </style:style>
    <style:style style:name="P7" style:family="paragraph" style:parent-style-name="Standard">
      <style:text-properties fo:font-size="15pt" officeooo:rsid="000fa229" officeooo:paragraph-rsid="000fa229" style:font-size-asian="15pt" style:font-size-complex="15pt"/>
    </style:style>
    <style:style style:name="P8" style:family="paragraph" style:parent-style-name="Standard">
      <style:text-properties fo:font-size="15pt" officeooo:rsid="0005456e" officeooo:paragraph-rsid="000bd00a" style:font-size-asian="15pt" style:font-size-complex="15pt"/>
    </style:style>
    <style:style style:name="P9" style:family="paragraph" style:parent-style-name="Standard">
      <style:text-properties fo:font-size="15pt" officeooo:rsid="0005456e" officeooo:paragraph-rsid="001db90a" style:font-size-asian="15pt" style:font-size-complex="15pt"/>
    </style:style>
    <style:style style:name="P10" style:family="paragraph" style:parent-style-name="Standard">
      <style:text-properties fo:font-size="15pt" officeooo:rsid="000fa229" officeooo:paragraph-rsid="000fa229" style:font-size-asian="15pt" style:font-size-complex="15pt"/>
    </style:style>
    <style:style style:name="P11" style:family="paragraph" style:parent-style-name="Standard">
      <style:text-properties fo:font-size="15pt" officeooo:rsid="000bd00a" officeooo:paragraph-rsid="001db90a" style:font-size-asian="15pt" style:font-size-complex="15pt"/>
    </style:style>
    <style:style style:name="T1" style:family="text">
      <style:text-properties officeooo:rsid="0005ccff"/>
    </style:style>
    <style:style style:name="T2" style:family="text">
      <style:text-properties officeooo:rsid="00080696"/>
    </style:style>
    <style:style style:name="T3" style:family="text">
      <style:text-properties officeooo:rsid="000aa2fc"/>
    </style:style>
    <style:style style:name="T4" style:family="text">
      <style:text-properties officeooo:rsid="000bd00a"/>
    </style:style>
    <style:style style:name="T5" style:family="text">
      <style:text-properties officeooo:rsid="000db763"/>
    </style:style>
    <style:style style:name="T6" style:family="text">
      <style:text-properties officeooo:rsid="000fa229"/>
    </style:style>
    <style:style style:name="T7" style:family="text">
      <style:text-properties officeooo:rsid="00107fea"/>
    </style:style>
    <style:style style:name="T8" style:family="text">
      <style:text-properties officeooo:rsid="0013538a"/>
    </style:style>
    <style:style style:name="T9" style:family="text">
      <style:text-properties officeooo:rsid="0017a804"/>
    </style:style>
    <style:style style:name="T10" style:family="text">
      <style:text-properties officeooo:rsid="00191639"/>
    </style:style>
    <style:style style:name="T11" style:family="text">
      <style:text-properties officeooo:rsid="001db90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work:</text:p>
      <text:p text:style-name="P4">#<text:span text:style-name="T7">1</text:span>:EVERY-SUM</text:p>
      <text:p text:style-name="P4">input: <text:s/></text:p>
      <text:p text:style-name="P4"><text:span text:style-name="T4"><text:tab/>data:</text:span> <text:span text:style-name="T5">A</text:span>rray<text:span text:style-name="T3">[</text:span>[string]<text:span text:style-name="T3">]</text:span></text:p>
      <text:p text:style-name="P4">output:</text:p>
      <text:p text:style-name="P4"><text:span text:style-name="T4"><text:tab/>every-sum: A</text:span>rray[number]</text:p>
      <text:p text:style-name="P4">#<text:span text:style-name="T7">2</text:span>:<text:span text:style-name="T9">ALL-</text:span>SUM</text:p>
      <text:p text:style-name="P4">input:</text:p>
      <text:p text:style-name="P4"><text:span text:style-name="T4"><text:tab/>every-sum:</text:span> <text:span text:style-name="T5">A</text:span>rray[number]</text:p>
      <text:p text:style-name="P4">output: </text:p>
      <text:p text:style-name="P4"><text:span text:style-name="T4"><text:tab/>all-sum:N</text:span>umber</text:p>
      <text:p text:style-name="P3"/>
      <text:p text:style-name="P2">#<text:span text:style-name="T11">3</text:span>:<text:span text:style-name="T9">ALL-SUM-MEDIAN</text:span></text:p>
      <text:p text:style-name="P3">input:</text:p>
      <text:p text:style-name="P3"><text:tab/> <text:span text:style-name="T4">every-sum:</text:span>Array<text:span text:style-name="T2">[Number]</text:span></text:p>
      <text:p text:style-name="P3">output: </text:p>
      <text:p text:style-name="P3"><text:span text:style-name="T4"><text:tab/>all-sum-median:</text:span>Number</text:p>
      <text:p text:style-name="P5"/>
      <text:p text:style-name="P7">#<text:span text:style-name="T11">4</text:span>:EVERY-AVERAGE</text:p>
      <text:p text:style-name="P7">input:</text:p>
      <text:p text:style-name="P7"><text:tab/><text:span text:style-name="T9">all-subject: Array[string]</text:span></text:p>
      <text:p text:style-name="P7"><text:tab/>every-sum:Array[number]</text:p>
      <text:p text:style-name="P7"/>
      <text:p text:style-name="P7">output:</text:p>
      <text:p text:style-name="P7"><text:tab/>every-average:Array[<text:span text:style-name="T8">Number</text:span>]</text:p>
      <text:p text:style-name="P9">#<text:span text:style-name="T11">5</text:span>:<text:span text:style-name="T9">ALL-SUM-AVERAGE</text:span></text:p>
      <text:p text:style-name="P9">input: </text:p>
      <text:p text:style-name="P11"><text:tab/><text:span text:style-name="T11">every-average:Array[number]</text:span></text:p>
      <text:p text:style-name="P11"><text:tab/>every-<text:span text:style-name="T11">average</text:span>:Array[Number].length</text:p>
      <text:p text:style-name="P9">output:</text:p>
      <text:p text:style-name="P9"><text:span text:style-name="T4"><text:tab/>all-sum-average: </text:span>Number</text:p>
      <text:p text:style-name="P2">#<text:span text:style-name="T6">6</text:span>:<text:span text:style-name="T1">PRINT <text:s/></text:span></text:p>
      <text:p text:style-name="P3">input:</text:p>
      <text:p text:style-name="P3"><text:span text:style-name="T4"><text:tab/>data,all-sum-average,all-sum-median,every-average: <text:tab/></text:span>Array<text:span text:style-name="T4">[</text:span>[string]<text:span text:style-name="T4">],Number,Number,Number</text:span></text:p>
      <text:p text:style-name="P3">output:</text:p>
      <text:p text:style-name="P3"><text:tab/><text:span text:style-name="T10">after-date:S</text:span>tr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0:54:51.947760536</meta:creation-date>
    <dc:date>2017-07-11T16:32:22.600671181</dc:date>
    <meta:editing-duration>PT3H26M23S</meta:editing-duration>
    <meta:editing-cycles>16</meta:editing-cycles>
    <meta:generator>LibreOffice/5.3.1.2$Linux_X86_64 LibreOffice_project/30m0$Build-2</meta:generator>
    <meta:document-statistic meta:table-count="0" meta:image-count="0" meta:object-count="0" meta:page-count="1" meta:paragraph-count="33" meta:word-count="39" meta:character-count="578" meta:non-whitespace-character-count="549"/>
  </office:meta>
</office:document-meta>
</file>